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ung Light TC2" svg:font-family="'MSung Light TC'" style:font-pitch="variable"/>
    <style:font-face style:name="MSung Light TC1" svg:font-family="'MSung Light TC'" style:font-family-generic="roman" style:font-pitch="variable"/>
    <style:font-face style:name="Thorndale" svg:font-family="Thorndale" style:font-family-generic="roman" style:font-pitch="variable"/>
    <style:font-face style:name="Andale Sans" svg:font-family="'Andale Sans'" style:font-family-generic="swiss" style:font-pitch="variable"/>
    <style:font-face style:name="MSung Light TC" svg:font-family="'MSung Light TC'" style:font-family-generic="swiss" style:font-pitch="variable"/>
  </office:font-face-decls>
  <office:automatic-styles>
    <style:style style:name="Tabelle1" style:family="table">
      <style:table-properties style:width="16.999cm" table:align="margins" fo:keep-with-next="alway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T1" style:family="text">
      <style:text-properties style:font-name="Andale Sans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標題 1</text:h>
        <text:p text:style-name="Standard"><text:span text:style-name="T1">第一章的文字。這是一個自訂目錄條目。</text:span><text:line-break/> <text:alphabetical-index-mark text:string-value="Kapitel"/><text:s text:c="2"/><text:user-index-mark text:string-value="Eintrag im benutzerdefinierten Verzeichnis" text:index-name="User-Defined" text:outline-level="1"/></text:p>
        <text:h text:style-name="P2" text:outline-level="2">標題 1.1</text:h>
        <text:p text:style-name="Standard">章節 1.1 的文字。這是一個內容目錄條目。<text:line-break/> <text:toc-mark text:string-value="Eintrag" text:outline-level="1"/></text:p>
        <text:h text:style-name="P2" text:outline-level="2">標題 1.2</text:h>
        <text:p text:style-name="Standard">這是章節 1.2 的文字。這是字詞是一個主條目。<text:line-break/> <text:alphabetical-index-mark text:string-value="dieses" text:key1="Primärschlüssel" text:key2="Sekundärschlüssel"/><text:s text:c="2"/><text:alphabetical-index-mark text:string-value="Stichwort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1</text:sequence>: 這是表格 1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插圖 <text:sequence text:ref-name="refIllustration0" text:name="Illustration" text:formula="ooow:Illustration+1" style:num-format="1">1</text:sequence>: 這是插圖 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ung Light TC2" svg:font-family="'MSung Light TC'" style:font-pitch="variable"/>
    <style:font-face style:name="MSung Light TC1" svg:font-family="'MSung Light TC'" style:font-family-generic="roman" style:font-pitch="variable"/>
    <style:font-face style:name="Thorndale" svg:font-family="Thorndale" style:font-family-generic="roman" style:font-pitch="variable"/>
    <style:font-face style:name="Andale Sans" svg:font-family="'Andale Sans'" style:font-family-generic="swiss" style:font-pitch="variable"/>
    <style:font-face style:name="MSung Light TC" svg:font-family="'MSung Light TC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TW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zh" fo:country="TW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style:font-name="MSung Light TC1" fo:language="zh" fo:country="TW" style:font-name-asian="MSung Light TC2" style:font-size-asian="12pt" style:language-asian="zh" style:country-asian="TW" style:font-style-asian="normal" style:font-weight-asian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Sung Light TC" fo:font-size="14pt" style:font-name-asian="MSung Light TC2" style:font-size-asian="14pt" style:language-asian="zh" style:country-asian="TW" style:font-style-asian="normal" style:font-weight-asian="normal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MSung Light TC1" style:font-name-asian="MSung Light TC2" style:font-size-asian="12pt" style:language-asian="zh" style:country-asian="TW" style:font-style-asian="normal" style:font-weight-asian="normal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1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9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9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9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2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2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2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9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9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9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9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1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9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9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9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2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2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9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9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9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9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MSung Light TC1" fo:font-size="10pt" fo:font-style="italic" style:font-name-asian="MSung Light TC2" style:font-size-asian="10pt" style:language-asian="zh" style:country-asian="TW" style:font-style-asian="italic" style:font-weight-asian="normal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MSung Light TC1" style:font-name-asian="MSung Light TC2" style:font-size-asian="12pt" style:language-asian="zh" style:country-asian="TW" style:font-style-asian="normal" style:font-weight-asian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language-asian="zh" style:country-asian="TW" style:font-style-asian="normal" style:font-weight-asian="normal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>
      <style:text-properties style:font-size-asian="12pt" style:language-asian="zh" style:country-asian="TW" style:font-style-asian="normal" style:font-weight-asian="normal"/>
    </style:style>
    <style:style style:name="Page_20_Number" style:display-name="Page Number" style:family="text">
      <style:text-properties style:font-size-asian="12pt" style:language-asian="zh" style:country-asian="TW" style:font-style-asian="normal" style:font-weight-asian="normal"/>
    </style:style>
    <style:style style:name="Caption_20_characters" style:display-name="Caption characters" style:family="text">
      <style:text-properties style:font-size-asian="12pt" style:language-asian="zh" style:country-asian="TW" style:font-style-asian="normal" style:font-weight-asian="normal"/>
    </style:style>
    <style:style style:name="Drop_20_Caps" style:display-name="Drop Caps" style:family="text">
      <style:text-properties style:font-size-asian="12pt" style:language-asian="zh" style:country-asian="TW" style:font-style-asian="normal" style:font-weight-asian="normal"/>
    </style:style>
    <style:style style:name="Numbering_20_Symbols" style:display-name="Numbering Symbols" style:family="text">
      <style:text-properties style:font-size-asian="12pt" style:language-asian="zh" style:country-asian="TW" style:font-style-asian="normal" style:font-weight-asian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font-size-asian="12pt" style:language-asian="zh" style:country-asian="TW" style:font-style-asian="normal" style:font-weight-asian="norma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font-size-asian="12pt" style:language-asian="zh" style:country-asian="TW" style:font-style-asian="normal" style:font-weight-asian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 style:font-size-asian="12pt" style:language-asian="zh" style:country-asian="TW" style:font-style-asian="normal" style:font-weight-asian="normal"/>
    </style:style>
    <style:style style:name="Index_20_Link" style:display-name="Index Link" style:family="text">
      <style:text-properties style:font-size-asian="12pt" style:language-asian="zh" style:country-asian="TW" style:font-style-asian="normal" style:font-weight-asian="normal"/>
    </style:style>
    <style:style style:name="Endnote_20_Symbol" style:display-name="Endnote Symbol" style:family="text">
      <style:text-properties style:font-size-asian="12pt" style:language-asian="zh" style:country-asian="TW" style:font-style-asian="normal" style:font-weight-asian="normal"/>
    </style:style>
    <style:style style:name="Line_20_numbering" style:display-name="Line numbering" style:family="text">
      <style:text-properties style:font-size-asian="12pt" style:language-asian="zh" style:country-asian="TW" style:font-style-asian="normal" style:font-weight-asian="normal"/>
    </style:style>
    <style:style style:name="Main_20_index_20_entry" style:display-name="Main index entry" style:family="text">
      <style:text-properties fo:font-weight="bold" style:font-size-asian="12pt" style:language-asian="zh" style:country-asian="TW" style:font-style-asian="normal" style:font-weight-asian="bold" style:font-weight-complex="bold"/>
    </style:style>
    <style:style style:name="Footnote_20_anchor" style:display-name="Footnote anchor" style:family="text">
      <style:text-properties style:text-position="super 58%" style:font-size-asian="12pt" style:language-asian="zh" style:country-asian="TW" style:font-style-asian="normal" style:font-weight-asian="normal"/>
    </style:style>
    <style:style style:name="Endnote_20_anchor" style:display-name="Endnote anchor" style:family="text">
      <style:text-properties style:text-position="super 58%" style:font-size-asian="12pt" style:language-asian="zh" style:country-asian="TW" style:font-style-asian="normal" style:font-weight-asian="normal"/>
    </style:style>
    <style:style style:name="Rubies" style:family="text">
      <style:text-properties fo:font-size="6pt" style:font-size-asian="6pt" style:language-asian="zh" style:country-asian="TW" style:font-style-asian="normal" style:font-weight-asian="normal" style:font-size-complex="6pt"/>
    </style:style>
    <style:style style:name="Emphasis" style:family="text">
      <style:text-properties fo:font-style="italic" style:font-size-asian="12pt" style:language-asian="zh" style:country-asian="TW" style:font-style-asian="italic" style:font-weight-asian="normal" style:font-style-complex="italic"/>
    </style:style>
    <style:style style:name="Citation" style:family="text">
      <style:text-properties fo:font-style="italic" style:font-size-asian="12pt" style:language-asian="zh" style:country-asian="TW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size-asian="12pt" style:language-asian="zh" style:country-asian="TW" style:font-style-asian="normal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size-asian="12pt" style:language-asian="zh" style:country-asian="TW" style:font-style-asian="normal" style:font-weight-asian="normal" style:font-name-complex="Cumberland"/>
    </style:style>
    <style:style style:name="Example" style:family="text">
      <style:text-properties style:font-name="Cumberland" style:font-name-asian="Cumberland" style:font-size-asian="12pt" style:language-asian="zh" style:country-asian="TW" style:font-style-asian="normal" style:font-weight-asian="normal" style:font-name-complex="Cumberland"/>
    </style:style>
    <style:style style:name="User_20_Entry" style:display-name="User Entry" style:family="text">
      <style:text-properties style:font-name="Cumberland" style:font-name-asian="Cumberland" style:font-size-asian="12pt" style:language-asian="zh" style:country-asian="TW" style:font-style-asian="normal" style:font-weight-asian="normal" style:font-name-complex="Cumberland"/>
    </style:style>
    <style:style style:name="Variable" style:family="text">
      <style:text-properties fo:font-style="italic" style:font-size-asian="12pt" style:language-asian="zh" style:country-asian="TW" style:font-style-asian="italic" style:font-weight-asian="normal" style:font-style-complex="italic"/>
    </style:style>
    <style:style style:name="Definition" style:family="text">
      <style:text-properties style:font-size-asian="12pt" style:language-asian="zh" style:country-asian="TW" style:font-style-asian="normal" style:font-weight-asian="normal"/>
    </style:style>
    <style:style style:name="Teletype" style:family="text">
      <style:text-properties style:font-name="Cumberland" style:font-name-asian="Cumberland" style:font-size-asian="12pt" style:language-asian="zh" style:country-asian="TW" style:font-style-asian="normal" style:font-weight-asian="normal" style:font-name-complex="Cumberlan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initial-creator>Volker Ahrendt</meta:initial-creator>
    <meta:creation-date>2001-09-20T15:52:58</meta:creation-date>
    <dc:creator>Tom Verbeek</dc:creator>
    <dc:date>2002-06-27T16:57:06</dc:date>
    <dc:language>zh-TW</dc:language>
    <meta:editing-cycles>7</meta:editing-cycles>
    <meta:editing-duration>PT30M4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8" meta:word-count="47" meta:character-count="119"/>
  </office:meta>
</office:document-meta>
</file>